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Calisto MT" svg:font-family="'Calisto MT'" style:font-family-generic="roman"/>
    <style:font-face style:name="Calisto MT1" svg:font-family="'Calisto MT'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ourier New" svg:font-family="'Courier New'" style:font-adornments="Standard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ckwell" svg:font-family="Rockwell" style:font-family-generic="roman" style:font-pitch="variable"/>
    <style:font-face style:name="Symbol" svg:font-family="Symbol" style:font-adornments="Standard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Standard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paragraph-rsid="001a7ddb"/>
    </style:style>
    <style:style style:name="P2" style:family="paragraph" style:parent-style-name="Text_20_body">
      <style:text-properties officeooo:paragraph-rsid="00175eeb"/>
    </style:style>
    <style:style style:name="P3" style:family="paragraph" style:parent-style-name="Standard">
      <style:text-properties officeooo:paragraph-rsid="00175eeb"/>
    </style:style>
    <style:style style:name="P4" style:family="paragraph" style:parent-style-name="List_20_Paragraph">
      <style:paragraph-properties fo:margin-left="2.25in" fo:margin-right="0in" fo:text-indent="0in" style:auto-text-indent="false"/>
      <style:text-properties officeooo:paragraph-rsid="00175eeb"/>
    </style:style>
    <style:style style:name="P5" style:family="paragraph" style:parent-style-name="Text_20_body">
      <style:text-properties officeooo:paragraph-rsid="001a7ddb"/>
    </style:style>
    <style:style style:name="P6" style:family="paragraph" style:parent-style-name="Standard">
      <style:text-properties officeooo:paragraph-rsid="001a7ddb"/>
    </style:style>
    <style:style style:name="P7" style:family="paragraph" style:parent-style-name="List_20_Paragraph">
      <style:paragraph-properties fo:margin-left="2.25in" fo:margin-right="0in" fo:text-indent="0in" style:auto-text-indent="false"/>
      <style:text-properties officeooo:paragraph-rsid="001a7ddb"/>
    </style:style>
    <style:style style:name="P8" style:family="paragraph" style:parent-style-name="Standard">
      <style:text-properties officeooo:paragraph-rsid="000eaea5"/>
    </style:style>
    <style:style style:name="P9" style:family="paragraph" style:parent-style-name="List_20_Paragraph">
      <style:paragraph-properties fo:margin-left="2.25in" fo:margin-right="0in" fo:text-indent="0in" style:auto-text-indent="false"/>
      <style:text-properties officeooo:paragraph-rsid="000eaea5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5in" style:type="right"/>
          <style:tab-stop style:position="1.998in"/>
          <style:tab-stop style:position="2.461in"/>
        </style:tab-stops>
      </style:paragraph-properties>
      <style:text-properties fo:language="en" fo:country="US" officeooo:paragraph-rsid="0009eaf0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c30d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1pt" officeooo:rsid="000ca622" officeooo:paragraph-rsid="001cc30d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2pt" officeooo:rsid="000ca622" officeooo:paragraph-rsid="001cc30d" style:font-size-asian="12pt" style:font-size-complex="12pt"/>
    </style:style>
    <style:style style:name="P15" style:family="paragraph" style:parent-style-name="Standard">
      <style:paragraph-properties fo:margin-left="0in" fo:margin-right="0in" fo:line-height="0.2917in" fo:text-align="center" style:justify-single-word="false" fo:text-indent="0in" style:auto-text-indent="false"/>
    </style:style>
    <style:style style:name="P16" style:family="paragraph" style:parent-style-name="Name">
      <style:paragraph-properties fo:text-align="center" style:justify-single-word="false" fo:break-before="page">
        <style:tab-stops>
          <style:tab-stop style:position="1.5in" style:type="right"/>
          <style:tab-stop style:position="1.9409in"/>
        </style:tab-stops>
      </style:paragraph-properties>
      <style:text-properties fo:color="#c00000" loext:opacity="100%" style:font-name="Century Gothic" fo:font-size="36pt" fo:language="en" fo:country="US" fo:font-weight="bold" officeooo:rsid="0007c2c2" officeooo:paragraph-rsid="001c0b0c" style:letter-kerning="tru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P17" style:family="paragraph" style:parent-style-name="Heading_20_1">
      <style:text-properties officeooo:paragraph-rsid="00175eeb"/>
    </style:style>
    <style:style style:name="P18" style:family="paragraph" style:parent-style-name="Heading_20_1">
      <style:text-properties officeooo:paragraph-rsid="0020a8fc"/>
    </style:style>
    <style:style style:name="P19" style:family="paragraph" style:parent-style-name="List_20_Paragraph" style:list-style-name="WWNum1">
      <style:paragraph-properties fo:margin-left="2.25in" fo:margin-right="0in" fo:text-indent="0in" style:auto-text-indent="false"/>
      <style:text-properties officeooo:rsid="001497bf" officeooo:paragraph-rsid="001497bf"/>
    </style:style>
    <style:style style:name="P20" style:family="paragraph" style:parent-style-name="List_20_Paragraph" style:list-style-name="WWNum1">
      <style:paragraph-properties fo:margin-left="2.25in" fo:margin-right="0in" fo:text-indent="0in" style:auto-text-indent="false"/>
      <style:text-properties officeooo:rsid="001497bf" officeooo:paragraph-rsid="00175eeb"/>
    </style:style>
    <style:style style:name="P21" style:family="paragraph" style:parent-style-name="List_20_Paragraph" style:list-style-name="WWNum1">
      <style:paragraph-properties fo:margin-left="2.25in" fo:margin-right="0in" fo:text-indent="0in" style:auto-text-indent="false"/>
      <style:text-properties officeooo:rsid="001497bf" officeooo:paragraph-rsid="001c04d3"/>
    </style:style>
    <style:style style:name="P22" style:family="paragraph" style:parent-style-name="List_20_Paragraph" style:list-style-name="WWNum1">
      <style:paragraph-properties fo:margin-left="2.25in" fo:margin-right="0in" fo:text-indent="0in" style:auto-text-indent="false"/>
      <style:text-properties officeooo:rsid="001497bf" officeooo:paragraph-rsid="0020a8fc"/>
    </style:style>
    <style:style style:name="P23" style:family="paragraph" style:parent-style-name="List_20_Paragraph">
      <style:paragraph-properties fo:margin-left="2.25in" fo:margin-right="0in" fo:text-indent="0in" style:auto-text-indent="false"/>
      <style:text-properties officeooo:paragraph-rsid="0020a8fc"/>
    </style:style>
    <style:style style:name="P24" style:family="paragraph" style:parent-style-name="List_20_Paragraph">
      <style:paragraph-properties fo:margin-left="2.25in" fo:margin-right="0in" fo:text-indent="0in" style:auto-text-indent="false"/>
      <style:text-properties fo:language="de" fo:country="DE" officeooo:paragraph-rsid="001a7ddb"/>
    </style:style>
    <style:style style:name="P25" style:family="paragraph" style:parent-style-name="List_20_Paragraph">
      <style:paragraph-properties fo:margin-left="2.25in" fo:margin-right="0in" fo:text-indent="0in" style:auto-text-indent="false"/>
      <style:text-properties fo:language="de" fo:country="DE" officeooo:paragraph-rsid="0020a8fc"/>
    </style:style>
    <style:style style:name="P26" style:family="paragraph" style:parent-style-name="Standard" style:master-page-name="First_20_Page">
      <style:paragraph-properties fo:line-height="100%" style:page-number="auto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c30d" style:font-size-asian="9pt" style:font-size-complex="9pt"/>
    </style:style>
    <style:style style:name="P27" style:family="paragraph" style:parent-style-name="Standard">
      <style:text-properties officeooo:paragraph-rsid="0020a8fc"/>
    </style:style>
    <style:style style:name="P28" style:family="paragraph" style:parent-style-name="Text_20_body">
      <style:text-properties officeooo:paragraph-rsid="0020a8fc"/>
    </style:style>
    <style:style style:name="T1" style:family="text">
      <style:text-properties fo:color="#c00000" loext:opacity="100%" fo:language="de" fo:country="DE"/>
    </style:style>
    <style:style style:name="T2" style:family="text">
      <style:text-properties fo:language="en" fo:country="US" officeooo:rsid="0009eaf0"/>
    </style:style>
    <style:style style:name="T3" style:family="text">
      <style:text-properties fo:language="fr" fo:country="FR" officeooo:rsid="0011049e"/>
    </style:style>
    <style:style style:name="T4" style:family="text">
      <style:text-properties officeooo:rsid="0007c2c2"/>
    </style:style>
    <style:style style:name="T5" style:family="text">
      <style:text-properties fo:color="#00000a" loext:opacity="100%" style:font-name="Century Gothic" fo:font-size="10pt" officeooo:rsid="0007c2c2" style:letter-kerning="true" style:font-name-asian="Calibri1" style:font-size-asian="10pt" style:language-asian="en" style:country-asian="US" style:font-size-complex="11pt" style:language-complex="ar" style:country-complex="SA"/>
    </style:style>
    <style:style style:name="T6" style:family="text">
      <style:text-properties fo:color="#00000a" loext:opacity="100%" style:font-name="Century Gothic" fo:font-size="10pt" officeooo:rsid="001f843a" style:letter-kerning="true" style:font-name-asian="Calibri1" style:font-size-asian="10pt" style:language-asian="en" style:country-asian="US" style:font-size-complex="11pt" style:language-complex="ar" style:country-complex="SA"/>
    </style:style>
    <style:style style:name="T7" style:family="text">
      <style:text-properties fo:color="#00000a" loext:opacity="100%" style:font-name="Century Gothic" fo:font-size="10pt" officeooo:rsid="001ff039" style:letter-kerning="true" style:font-name-asian="Calibri1" style:font-size-asian="10pt" style:language-asian="en" style:country-asian="US" style:font-size-complex="11pt" style:language-complex="ar" style:country-complex="SA"/>
    </style:style>
    <style:style style:name="T8" style:family="text">
      <style:text-properties style:font-name="Century Gothic1" fo:font-size="11pt" fo:language="en" fo:country="US" fo:font-weight="normal" officeooo:rsid="002fdfa9" style:font-name-asian="Calibri2" style:font-size-asian="11pt" style:font-weight-asian="normal" style:font-name-complex="Times New Roman" style:font-size-complex="11pt" style:font-weight-complex="normal"/>
    </style:style>
    <style:style style:name="T9" style:family="text">
      <style:text-properties style:font-name="Century Gothic1" fo:font-size="11pt" fo:language="en" fo:country="US" officeooo:rsid="0022fcf8" style:font-name-asian="Calibri2" style:font-size-asian="11pt" style:font-name-complex="Times New Roman" style:font-size-complex="11pt"/>
    </style:style>
    <style:style style:name="T10" style:family="text">
      <style:text-properties style:font-name="Century Gothic1" fo:font-size="11pt" fo:language="en" fo:country="US" officeooo:rsid="00172709" style:font-name-asian="Calibri2" style:font-size-asian="11pt" style:font-name-complex="Times New Roman" style:font-size-complex="11pt"/>
    </style:style>
    <style:style style:name="T11" style:family="text">
      <style:text-properties style:font-name="Century Gothic1" fo:font-size="11pt" fo:language="en" fo:country="US" officeooo:rsid="003021ff" style:font-name-asian="Calibri2" style:font-size-asian="11pt" style:font-name-complex="Times New Roman" style:font-size-complex="11pt"/>
    </style:style>
    <style:style style:name="T12" style:family="text">
      <style:text-properties officeooo:rsid="0011049e"/>
    </style:style>
    <style:style style:name="T13" style:family="text">
      <style:text-properties officeooo:rsid="0012dda1"/>
    </style:style>
    <style:style style:name="T14" style:family="text">
      <style:text-properties fo:text-transform="uppercase" fo:color="#00000a" loext:opacity="100%" style:font-name="Century Gothic" fo:font-size="10pt" fo:letter-spacing="0.0417in" fo:language="fr" fo:country="FR" fo:font-weight="bold" officeooo:rsid="00175eeb" style:letter-kerning="true" style:font-name-asian="Calibri1" style:font-size-asian="10pt" style:language-asian="en" style:country-asian="US" style:font-weight-asian="bold" style:font-size-complex="10pt" style:language-complex="ar" style:country-complex="SA"/>
    </style:style>
    <style:style style:name="T15" style:family="text">
      <style:text-properties fo:text-transform="uppercase" fo:color="#00000a" loext:opacity="100%" style:font-name="Century Gothic" fo:font-size="10pt" fo:letter-spacing="0.0417in" fo:language="fr" fo:country="FR" fo:font-weight="bold" officeooo:rsid="001a7ddb" style:letter-kerning="true" style:font-name-asian="Calibri1" style:font-size-asian="10pt" style:language-asian="en" style:country-asian="US" style:font-weight-asian="bold" style:font-size-complex="10pt" style:language-complex="ar" style:country-complex="SA"/>
    </style:style>
    <style:style style:name="T16" style:family="text">
      <style:text-properties fo:text-transform="uppercase" fo:color="#00000a" loext:opacity="100%" style:font-name="Century Gothic" fo:font-size="10pt" fo:letter-spacing="0.0417in" fo:language="fr" fo:country="FR" fo:font-weight="bold" officeooo:rsid="0020a8fc" style:letter-kerning="true" style:font-name-asian="Calibri1" style:font-size-asian="10pt" style:language-asian="en" style:country-asian="US" style:font-weight-asian="bold" style:font-size-complex="10pt" style:language-complex="ar" style:country-complex="SA"/>
    </style:style>
    <style:style style:name="T17" style:family="text">
      <style:text-properties style:font-name-complex="Arial"/>
    </style:style>
    <style:style style:name="T18" style:family="text">
      <style:text-properties fo:language="de" fo:country="D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2"/>
      <text:p text:style-name="P12"/>
      <text:p text:style-name="P12"/>
      <text:p text:style-name="P12"/>
      <text:p text:style-name="P12"/>
      <text:p text:style-name="P12"/>
      <text:p text:style-name="P12">[NAME], [STREET], [PLZ_WITH_LOCATION]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Standard"><text:span text:style-name="T17">[LOCATION]</text:span>, <text:span text:style-name="T17"><text:date style:data-style-name="N10081" text:date-value="2022-04-27T11:48:09.868484158">27. April 2022</text:date></text:span></text:p>
      <text:p text:style-name="P14"/>
      <text:list xml:id="list4188100090" text:style-name="Outline">
        <text:list-item>
          <text:h text:style-name="Heading_20_1" text:outline-level="1">Bewerbung als [JOB_TITLE]</text:h>
        </text:list-item>
      </text:list>
      <text:p text:style-name="P14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sse</text:p>
      <text:p text:style-name="Standard"/>
      <text:p text:style-name="Standard">[NAME]<text:span text:style-name="T1"><text:tab/></text:span></text:p>
      <text:p text:style-name="P16">[NAME]</text:p>
      <text:p text:style-name="P11"><text:span text:style-name="T4">[PHONE]</text:span> – <text:span text:style-name="T5">[EMAIL] – [WEBSITE] – </text:span><text:span text:style-name="T6">[LOCALIZED_BIRTH_DAY] – </text:span><text:span text:style-name="T7">[PLZ_WITH_LOCATION] -</text:span><text:span text:style-name="T6"> [NATIONALITY] - [MARITAL_STATUS]</text:span></text:p>
      <text:p text:style-name="P10"/>
      <text:p text:style-name="P15"><text:span text:style-name="Highlighted_20_with_20_gray_20_Char"><text:span text:style-name="T2">[SHORT_DESCRIPTION] </text:span></text:span></text:p>
      <text:p text:style-name="Standard"/>
      <text:list xml:id="list114811670246014" text:continue-numbering="true" text:style-name="Outline">
        <text:list-item>
          <text:h text:style-name="Heading_20_1" text:outline-level="1"><text:tab/><text:tab/>ANSTELLUNGEN</text:h>
        </text:list-item>
      </text:list>
      <text:p text:style-name="Text_20_body"/>
      <text:section text:style-name="Sect1" text:name="experience-section">
        <text:p text:style-name="P8"><text:tab/><text:span text:style-name="T8">[CV_UNIT_START_DATE_YEAR]</text:span><text:span text:style-name="T9"> -</text:span><text:span text:style-name="T10"> </text:span><text:span text:style-name="T11">[CV_UNIT_END_DATE_YEAR]</text:span><text:tab/><text:span text:style-name="Red_20_Caps_20_Expanded"><text:span text:style-name="T3">[CV_UNIT_NAME] - </text:span></text:span><text:span text:style-name="T12">[CV_UNIT_COMPANY]</text:span></text:p>
        <text:section text:style-name="Sect1" text:name="experience-list-section">
          <text:list xml:id="list995627738" text:style-name="WWNum1">
            <text:list-item>
              <text:p text:style-name="P19">[CV_UNIT_LIST_ITEM]<text:span text:style-name="T13"> </text:span></text:p>
            </text:list-item>
          </text:list>
        </text:section>
        <text:p text:style-name="P9"/>
        <text:p text:style-name="P9"/>
      </text:section>
      <text:list xml:id="list114810509200595" text:continue-list="list114811670246014" text:style-name="Outline">
        <text:list-item>
          <text:h text:style-name="P17" text:outline-level="1"><text:tab/><text:tab/><text:span text:style-name="T14">Ausbildung</text:span></text:h>
        </text:list-item>
      </text:list>
      <text:p text:style-name="P2"/>
      <text:section text:style-name="Sect1" text:name="education-section">
        <text:p text:style-name="P3"><text:tab/><text:span text:style-name="T8">[CV_UNIT_START_DATE_YEAR]</text:span><text:span text:style-name="T9"> -</text:span><text:span text:style-name="T10"> </text:span><text:span text:style-name="T11">[CV_UNIT_END_DATE_YEAR]</text:span><text:tab/><text:span text:style-name="Red_20_Caps_20_Expanded"><text:span text:style-name="T3">[CV_UNIT_NAME] - </text:span></text:span><text:span text:style-name="T12">[CV_UNIT_COMPANY]</text:span></text:p>
        <text:section text:style-name="Sect1" text:name="education-list-section">
          <text:list xml:id="list114811284340820" text:continue-list="list995627738" text:style-name="WWNum1">
            <text:list-item>
              <text:p text:style-name="P20">[CV_UNIT_LIST_ITEM]<text:span text:style-name="T13"> </text:span></text:p>
            </text:list-item>
          </text:list>
        </text:section>
        <text:p text:style-name="P4"/>
        <text:p text:style-name="P4"/>
      </text:section>
      <text:list xml:id="list114810637778218" text:continue-list="list114810509200595" text:style-name="Outline">
        <text:list-item>
          <text:h text:style-name="P18" text:outline-level="1"><text:tab/><text:span text:style-name="T15">Fähigkeiten</text:span></text:h>
        </text:list-item>
      </text:list>
      <text:p text:style-name="P5"/>
      <text:section text:style-name="Sect1" text:name="skills-section">
        <text:p text:style-name="P6"><text:tab/><text:tab/><text:span text:style-name="Red_20_Caps_20_Expanded"><text:span text:style-name="T3">[CV_UNIT_NAME]</text:span></text:span></text:p>
        <text:section text:style-name="Sect1" text:name="skills-list-section">
          <text:list xml:id="list114811769965478" text:continue-list="list114811284340820" text:style-name="WWNum1">
            <text:list-item>
              <text:p text:style-name="P21">[CV_UNIT_LIST_ITEM]<text:span text:style-name="T13"> </text:span></text:p>
            </text:list-item>
          </text:list>
        </text:section>
        <text:p text:style-name="P7"/>
        <text:p text:style-name="P24"/>
      </text:section>
      <text:list xml:id="list114811888305284" text:continue-list="list114810637778218" text:style-name="Outline">
        <text:list-item>
          <text:h text:style-name="P18" text:outline-level="1"><text:tab/><text:tab/><text:span text:style-name="T16">RESERVE 1</text:span></text:h>
        </text:list-item>
      </text:list>
      <text:p text:style-name="P28"/>
      <text:section text:style-name="Sect1" text:name="reserve1-section">
        <text:p text:style-name="P27"><text:tab/><text:span text:style-name="T8">[CV_UNIT_START_DATE_YEAR]</text:span><text:span text:style-name="T9"> -</text:span><text:span text:style-name="T10"> </text:span><text:span text:style-name="T11">[CV_UNIT_END_DATE_YEAR]</text:span><text:tab/><text:span text:style-name="Red_20_Caps_20_Expanded"><text:span text:style-name="T3">[CV_UNIT_NAME] - </text:span></text:span><text:span text:style-name="T12">[CV_UNIT_COMPANY]</text:span></text:p>
        <text:section text:style-name="Sect1" text:name="reserve1-list-section">
          <text:list xml:id="list114811578878339" text:continue-list="list114811769965478" text:style-name="WWNum1">
            <text:list-item>
              <text:p text:style-name="P22">[CV_UNIT_LIST_ITEM]<text:span text:style-name="T13"> </text:span></text:p>
            </text:list-item>
          </text:list>
        </text:section>
        <text:p text:style-name="P23"/>
        <text:p text:style-name="P25"/>
      </text:section>
      <text:list xml:id="list114811837052413" text:continue-list="list114811888305284" text:style-name="Outline">
        <text:list-item>
          <text:h text:style-name="P18" text:outline-level="1"><text:tab/><text:tab/><text:span text:style-name="T16">RESERVE 2</text:span></text:h>
        </text:list-item>
      </text:list>
      <text:p text:style-name="P28"/>
      <text:section text:style-name="Sect1" text:name="reserve2-section">
        <text:p text:style-name="P27"><text:tab/><text:span text:style-name="T8">[CV_UNIT_START_DATE_YEAR]</text:span><text:span text:style-name="T9"> -</text:span><text:span text:style-name="T10"> </text:span><text:span text:style-name="T11">[CV_UNIT_END_DATE_YEAR]</text:span><text:tab/><text:span text:style-name="Red_20_Caps_20_Expanded"><text:span text:style-name="T3">[CV_UNIT_NAME] - </text:span></text:span><text:span text:style-name="T12">[CV_UNIT_COMPANY]</text:span></text:p>
        <text:section text:style-name="Sect1" text:name="reserve2-list-section">
          <text:list xml:id="list114811431816254" text:continue-list="list114811578878339" text:style-name="WWNum1">
            <text:list-item>
              <text:p text:style-name="P22">[CV_UNIT_LIST_ITEM]<text:span text:style-name="T13"> </text:span></text:p>
            </text:list-item>
          </text:list>
        </text:section>
        <text:p text:style-name="P23"/>
        <text:p text:style-name="P23"/>
      </text:section>
      <text:list xml:id="list114811381658893" text:continue-list="list114811837052413" text:style-name="Outline">
        <text:list-item>
          <text:h text:style-name="P18" text:outline-level="1"><text:span text:style-name="T18"><text:tab/></text:span></text:h>
        </text:list-item>
      </text:list>
      <text:p text:style-name="P28"><text:span text:style-name="T18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Calisto MT" svg:font-family="'Calisto MT'" style:font-family-generic="roman"/>
    <style:font-face style:name="Calisto MT1" svg:font-family="'Calisto MT'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ourier New" svg:font-family="'Courier New'" style:font-adornments="Standard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ckwell" svg:font-family="Rockwell" style:font-family-generic="roman" style:font-pitch="variable"/>
    <style:font-face style:name="Symbol" svg:font-family="Symbol" style:font-adornments="Standard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Standard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style:contextual-spacing="false" fo:line-height="0.222in" fo:text-align="start" style:justify-single-word="false" fo:orphans="2" fo:widows="2" style:writing-mode="lr-tb">
        <style:tab-stops>
          <style:tab-stop style:position="1.5in" style:type="right"/>
          <style:tab-stop style:position="2in"/>
        </style:tab-stops>
      </style:paragraph-properties>
      <style:text-properties fo:color="#00000a" loext:opacity="100%" style:font-name="Century Gothic" fo:font-family="'Century Gothic'" style:font-family-generic="roman" style:font-pitch="variable" fo:font-size="10pt" fo:language="fr" fo:country="FR" style:letter-kerning="true" style:font-name-asian="Calibri1" style:font-family-asian="Calibri" style:font-family-generic-asian="system" style:font-pitch-asian="variable" style:font-size-asian="10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fo:text-transform="uppercase" fo:letter-spacing="0.0417in"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c45911" loext:opacity="100%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end" style:justify-single-word="false"/>
      <style:text-properties fo:color="#262626" loext:opacity="100%"/>
    </style:style>
    <style:style style:name="Normal_20__28_Web_29_" style:display-name="Normal (Web)" style:family="paragraph" style:parent-style-name="Standard" style:default-outline-level="" style:list-style-name="">
      <style:paragraph-properties fo:margin-top="0.0193in" fo:margin-bottom="0.0193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ame" style:family="paragraph" style:parent-style-name="Standard" style:default-outline-level="" style:list-style-name="">
      <style:paragraph-properties fo:line-height="100%"/>
      <style:text-properties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Standard" style:default-outline-level="" style:list-style-name="">
      <style:text-properties fo:font-weight="bold" style:font-weight-asian="bold"/>
    </style:style>
    <style:style style:name="Summary" style:family="paragraph" style:parent-style-name="Standard" style:default-outline-level="" style:list-style-name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 style:list-style-name="">
      <style:text-properties fo:color="#c45911" loext:opacity="100%" fo:font-style="italic" style:font-style-asian="italic"/>
    </style:style>
    <style:style style:name="Project_20_Name" style:display-name="Project Name" style:family="paragraph" style:parent-style-name="Standard" style:default-outline-level="" style:list-style-name="">
      <style:text-properties fo:text-transform="uppercase" fo:color="#7b7b7b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1.5in" style:type="right"/>
          <style:tab-stop style:position="2in"/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2.25in" fo:margin-right="0in" fo:margin-top="0in" fo:margin-bottom="0in" style:contextual-spacing="false" fo:line-height="0.2in" fo:text-indent="0in" style:auto-text-indent="false">
        <style:tab-stops>
          <style:tab-stop style:position="1in" style:type="right"/>
          <style:tab-stop style:position="1.5in"/>
          <style:tab-stop style:position="2in"/>
        </style:tab-stops>
      </style:paragraph-properties>
    </style:style>
    <style:style style:name="Highlighted_20_with_20_gray" style:display-name="Highlighted with gray" style:family="paragraph" style:parent-style-name="Standard" style:default-outline-level="" style:list-style-name="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</style:style>
    <style:style style:name="Number_20_in_20_circle" style:display-name="Number in circle" style:family="paragraph" style:parent-style-name="Standard" style:default-outline-level="" style:list-style-name="">
      <style:paragraph-properties fo:line-height="100%" fo:text-align="center" style:justify-single-word="false"/>
      <style:text-properties fo:color="#000000" loext:opacity="100%" fo:font-size="9pt" fo:language="en" fo:country="US" style:font-size-asian="9pt" style:font-size-complex="9pt"/>
    </style:style>
    <style:style style:name="Frame_20_contents" style:display-name="Frame contents" style:family="paragraph" style:parent-style-name="Standard" style:default-outline-level="" style:list-style-name="" style:class="extra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1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roman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loext:opacity="100%" fo:letter-spacing="0.013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Red_20_Caps_20_Expanded" style:display-name="Red Caps Expanded" style:family="text" style:parent-style-name="Default_20_Paragraph_20_Font">
      <style:text-properties fo:text-transform="uppercase" fo:color="#c00000" loext:opacity="100%" fo:letter-spacing="0.0138in" fo:language="en" fo:country="US"/>
    </style:style>
    <style:style style:name="hps" style:family="text" style:parent-style-name="Default_20_Paragraph_20_Font"/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000000" loext:opacity="100%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color="#000000" loext:opacity="100%" style:font-name-complex="Calisto MT1" style:font-family-complex="'Calisto MT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0" loext:num-list-format="%1%+" style:num-suffix="+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0398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02in" fo:margin-left="0in" fo:margin-right="0in" fo:margin-bottom="0.420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6T16:31:00</meta:creation-date>
    <meta:initial-creator>lebenslaufgestalten.de</meta:initial-creator>
    <dc:language>de-CH</dc:language>
    <meta:print-date>2019-06-18T12:03:01.89</meta:print-date>
    <dc:date>2022-04-27T11:48:09.761881775</dc:date>
    <meta:editing-cycles>22</meta:editing-cycles>
    <meta:editing-duration>PT1H10M14S</meta:editing-duration>
    <meta:generator>LibreOffice/7.2.6.2$Linux_X86_64 LibreOffice_project/20$Build-2</meta:generator>
    <meta:document-statistic meta:table-count="0" meta:image-count="0" meta:object-count="0" meta:page-count="2" meta:paragraph-count="33" meta:word-count="81" meta:character-count="924" meta:non-whitespace-character-count="853"/>
    <meta:template xlink:type="simple" xlink:actuate="onRequest" xlink:title="Normal.dotm" xlink:href=""/>
  </office:meta>
</office:document-meta>
</file>